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Footnote">
      <style:paragraph-properties fo:text-indent="0cm" style:auto-text-indent="false"/>
      <style:text-properties officeooo:paragraph-rsid="111f33e5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6" style:family="paragraph" style:parent-style-name="Standard">
      <style:paragraph-properties fo:text-align="center" style:justify-single-word="false"/>
      <style:text-properties officeooo:paragraph-rsid="0eb4913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8" style:family="paragraph" style:parent-style-name="Standard">
      <style:text-properties officeooo:paragraph-rsid="0fc8b815"/>
    </style:style>
    <style:style style:name="P49" style:family="paragraph" style:parent-style-name="Standard">
      <style:text-properties fo:language="en" fo:country="GB" officeooo:rsid="103c421a" officeooo:paragraph-rsid="103c421a"/>
    </style:style>
    <style:style style:name="P50" style:family="paragraph" style:parent-style-name="Standard">
      <style:text-properties fo:language="en" fo:country="GB" officeooo:rsid="103cd3c9" officeooo:paragraph-rsid="10e76724"/>
    </style:style>
    <style:style style:name="P51" style:family="paragraph" style:parent-style-name="Standard">
      <style:text-properties fo:language="en" fo:country="GB" officeooo:rsid="103d9705" officeooo:paragraph-rsid="10e76724"/>
    </style:style>
    <style:style style:name="P52" style:family="paragraph" style:parent-style-name="Standard">
      <style:text-properties fo:language="en" fo:country="GB" officeooo:paragraph-rsid="0fc8b815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text-properties officeooo:paragraph-rsid="103a8b8d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6" style:family="paragraph" style:parent-style-name="Standard">
      <style:text-properties officeooo:paragraph-rsid="10e76724"/>
    </style:style>
    <style:style style:name="P57" style:family="paragraph" style:parent-style-name="Standard">
      <style:text-properties fo:language="en" fo:country="GB" officeooo:paragraph-rsid="10414f85"/>
    </style:style>
    <style:style style:name="P58" style:family="paragraph" style:parent-style-name="Standard">
      <style:paragraph-properties fo:text-align="center" style:justify-single-word="false"/>
      <style:text-properties officeooo:paragraph-rsid="10460ef1"/>
    </style:style>
    <style:style style:name="P59" style:family="paragraph" style:parent-style-name="Standard">
      <style:text-properties fo:language="en" fo:country="GB" officeooo:rsid="10460ef1" officeooo:paragraph-rsid="10460ef1"/>
    </style:style>
    <style:style style:name="P60" style:family="paragraph" style:parent-style-name="Standard">
      <style:text-properties officeooo:rsid="104324ed" officeooo:paragraph-rsid="10e76724"/>
    </style:style>
    <style:style style:name="P61" style:family="paragraph" style:parent-style-name="Standard">
      <style:text-properties officeooo:paragraph-rsid="10ff453c"/>
    </style:style>
    <style:style style:name="P62" style:family="paragraph" style:parent-style-name="Standard">
      <style:text-properties officeooo:rsid="104ba919" officeooo:paragraph-rsid="10e76724"/>
    </style:style>
    <style:style style:name="P63" style:family="paragraph" style:parent-style-name="Standard">
      <style:text-properties officeooo:rsid="104d5027" officeooo:paragraph-rsid="10e76724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4" style:family="paragraph" style:parent-style-name="Standard">
      <style:text-properties officeooo:paragraph-rsid="10db5b0b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8" style:family="paragraph" style:parent-style-name="Standard">
      <style:paragraph-properties fo:text-align="center" style:justify-single-word="false"/>
      <style:text-properties officeooo:paragraph-rsid="0e38fc62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0cc79a2d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7" style:family="paragraph" style:parent-style-name="Standard">
      <style:text-properties officeooo:paragraph-rsid="0a0f8417"/>
    </style:style>
    <style:style style:name="P88" style:family="paragraph" style:parent-style-name="Standard">
      <style:text-properties officeooo:paragraph-rsid="10de8c2b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officeooo:rsid="10e76724"/>
    </style:style>
    <style:style style:name="T136" style:family="text">
      <style:text-properties officeooo:rsid="103c421a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officeooo:rsid="106d22f6"/>
    </style:style>
    <style:style style:name="T150" style:family="text">
      <style:text-properties officeooo:rsid="1069ed98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language="en" fo:country="GB"/>
    </style:style>
    <style:style style:name="T153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5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0" style:family="text">
      <style:text-properties fo:language="en" fo:country="GB" fo:font-weight="bold" style:font-weight-asian="bold" style:font-weight-complex="bold"/>
    </style:style>
    <style:style style:name="T161" style:family="text">
      <style:text-properties fo:language="en" fo:country="GB" fo:font-weight="bold" officeooo:rsid="104d5027" style:font-weight-asian="bold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style:font-name="Liberation Sans" fo:font-size="12pt" fo:language="en" fo:country="GB" officeooo:rsid="0f51b898"/>
    </style:style>
    <style:style style:name="T17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Go to</text:span><text:span text:style-name="T97"> </text:span><text:a xlink:type="simple" xlink:href="https://www.debian.org/" text:style-name="Internet_20_link" text:visited-style-name="Visited_20_Internet_20_Link"><text:span text:style-name="T98">debian.org</text:span></text:a><text:span text:style-name="T97">, </text:span><text:span text:style-name="T99">and </text:span><text:span text:style-name="T100">click on</text:span><text:span text:style-name="T99"> </text:span><text:span text:style-name="Sterk_20_accent_20_voetnoot"><text:span text:style-name="T101">Other downloads</text:span></text:span><text:span text:style-name="T102"> (under “Download”) </text:span><text:span text:style-name="T99">and </text:span><text:span text:style-name="T100">then on</text:span><text:span text:style-name="T102"> </text:span><text:span text:style-name="Strong_20_Emphasis"><text:span text:style-name="T103">Other live ISO</text:span></text:span><text:span text:style-name="T102"> (under “</text:span><text:span text:style-name="T104">T</text:span><text:span text:style-name="T102">ry </text:span><text:span text:style-name="T102"><text:user-field-get text:name="Distro">Debian</text:user-field-get></text:span><text:span text:style-name="T102"><text:s/>live before installing”)</text:span><text:span text:style-name="T105">.</text:span></text:p><text:p text:style-name="P43"><text:span text:style-name="T100">Click on</text:span><text:span text:style-name="T106"> </text:span><text:span text:style-name="Strong_20_Emphasis"><text:span text:style-name="T107">debian-live-...-amd64-</text:span></text:span><text:span text:style-name="Strong_20_Emphasis"><text:span text:style-name="T108">standard.iso</text:span></text:span><text:span text:style-name="T107">.</text:span><text:span text:style-name="Strong_20_Emphasis"><text:span text:style-name="T109"><text:line-break/></text:span></text:span><text:span text:style-name="Strong_20_Emphasis"><text:span text:style-name="T110">Create a bootable USB drive using the </text:span></text:span><text:span text:style-name="Sterk_20_accent_20_voetnoot"><text:span text:style-name="T111">Etcher</text:span></text:span><text:span text:style-name="Strong_20_Emphasis"><text:span text:style-name="T110"> prog</text:span></text:span><text:span text:style-name="Strong_20_Emphasis"><text:span text:style-name="T112">ram</text:span></text:span><text:span text:style-name="Strong_20_Emphasis"><text:span text:style-name="T113"> </text:span></text:span><text:a xlink:type="simple" xlink:href="https://etcher.io/" text:style-name="Internet_20_link" text:visited-style-name="Visited_20_Internet_20_Link"><text:span text:style-name="Strong_20_Emphasis"><text:span text:style-name="T114">etcher.io</text:span></text:span></text:a><text:span text:style-name="Strong_20_Emphasis"><text:span text:style-name="T97">, </text:span></text:span><text:span text:style-name="Strong_20_Emphasis"><text:span text:style-name="T110">which is available for Windows, macOS, and Linux, </text:span></text:span><text:span text:style-name="Strong_20_Emphasis"><text:span text:style-name="T115">or use the instructions from </text:span></text:span><text:span text:style-name="Sterk_20_accent_20_voetnoot"><text:span text:style-name="T116">Linux information</text:span></text:span><text:span text:style-name="Strong_20_Emphasis"><text:span text:style-name="T115"> on </text:span></text:span><text:a xlink:type="simple" xlink:href="https://karelzimmer.nl/en/" text:style-name="Internet_20_link" text:visited-style-name="Visited_20_Internet_20_Link"><text:span text:style-name="Strong_20_Emphasis"><text:span text:style-name="T117">karelzimmer.nl/en</text:span></text:span></text:a><text:span text:style-name="Strong_20_Emphasis"><text:span text:style-name="T110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9">Sele</text:span><text:span text:style-name="T120">ct</text:span><text:span text:style-name="T121"> </text:span><text:span text:style-name="Strong_20_Emphasis"><text:span text:style-name="T122">Start installer</text:span></text:span><text:span text:style-name="T123"> </text:span><text:span text:style-name="T124">and press </text:span><text:span text:style-name="T125">the</text:span><text:span text:style-name="T126"> </text:span><text:span text:style-name="T127">Enter</text:span><text:span text:style-name="T1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8"/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7"><text:span text:style-name="T129">Connect to the </text:span><text:span text:style-name="T130">network</text:span><text:span text:style-name="T129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8"><text:span text:style-name="T131">At</text:span><text:span text:style-name="T132"> </text:span><text:span text:style-name="Strong_20_Emphasis"><text:span text:style-name="T133">Select your location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other</text:span> 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Europe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>Click on <text:span text:style-name="Strong_20_Emphasis">Netherlands</text:span><text:span text:style-name="T136"> </text:span><text:span text:style-name="T135">and click </text:span><text:span text:style-name="Strong_20_Emphasis"><text:span text:style-name="T135">Continue</text:span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2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3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4"><text:span text:style-name="T137">At</text:span><text:span text:style-name="T132"> </text:span><text:span text:style-name="Strong_20_Emphasis"><text:span text:style-name="T138">Configure the network</text:span></text:span><text:span text:style-name="T134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6"><text:span text:style-name="Strong_20_Emphasis"><text:span text:style-name="T139">E</text:span></text:span><text:span text:style-name="Strong_20_Emphasis"><text:span text:style-name="T140">nter </text:span></text:span><text:span text:style-name="Strong_20_Emphasis"><text:span text:style-name="T141">Hostname</text:span></text:span><text:span text:style-name="T142"> &lt;</text:span><text:span text:style-name="T143">comp</text:span><text:span text:style-name="T144">uter</text:span><text:span text:style-name="T145">na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8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9"><text:span text:style-name="T149">At</text:span><text:span text:style-name="T150"> </text:span><text:span text:style-name="T151">Set up users and passwords</text:span><text:span text:style-name="T150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0"><text:span text:style-name="T152">Don</text:span><text:span text:style-name="T153">'t set </text:span><text:span text:style-name="T154">Root</text:span><text:span text:style-name="T153"> pass</text:span><text:span text:style-name="T155">w</text:span><text:span text:style-name="T153">ord</text:span><text:span text:style-name="T156"> </text:span><text:span text:style-name="T147">but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1"><text:span text:style-name="T139">E</text:span><text:span text:style-name="T140">nter </text:span><text:span text:style-name="Strong_20_Emphasis"><text:span text:style-name="T157">Full name of the new user</text:span></text:span><text:span text:style-name="T158"> </text:span><text:span text:style-name="T159">&lt;user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8" office:value-type="string">
            <text:p text:style-name="P62"><text:span text:style-name="T152">Enter </text:span><text:span text:style-name="T160">User </text:span><text:span text:style-name="T161">n</text:span><text:span text:style-name="T160">ame for you</text:span><text:span text:style-name="T161">r</text:span><text:span text:style-name="T160"> account</text:span><text:span text:style-name="T162"> &lt;</text:span><text:span text:style-name="T144">USERna</text:span><text:span text:style-name="T145">me&gt;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20" office:value-type="string">
            <text:p text:style-name="P63"><text:span text:style-name="T152">E</text:span><text:span text:style-name="T156">nter a </text:span><text:span text:style-name="Strong_20_Emphasis"><text:span text:style-name="T163">password</text:span></text:span><text:span text:style-name="T156"> twice</text:span><text:span text:style-name="T146"> </text:span><text:span text:style-name="T147">and click </text:span><text:span text:style-name="Strong_20_Emphasis"><text:span text:style-name="T148">Continue</text:span></text:span><text:span text:style-name="T147">.</text:span></text:p>
          </table:table-cell>
        </table:table-row>
      </table:table>
      <text:p text:style-name="P64"><text:tab/></text:p>
      <text:list text:continue-numbering="true" text:style-name="L1">
        <text:list-item>
          <text:p text:style-name="P65"><text:bookmark-start text:name="__RefNumPara__12966_2272496019"/><text:span text:style-name="Strong_20_Emphasis"><text:span text:style-name="T164">Finish installation</text:span></text:span><text:bookmark-end text:name="__RefNumPara__12966_2272496019"/></text:p>
        </text:list-item>
      </text:list>
      <text:p text:style-name="P66"><text:span text:style-name="Strong_20_Emphasis"><text:span text:style-name="T16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165">Log in as </text:span><text:span text:style-name="T166">&lt;user&gt;</text:span><text:span text:style-name="T16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7" office:value-type="string">
            <text:p text:style-name="P7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4"><text:span text:style-name="T73">Choose</text:span><text:span text:style-name="T167"> </text:span><text:span text:style-name="Strong_20_Emphasis"><text:span text:style-name="T168">3</text:span></text:span><text:span text:style-name="T169"> </text:span><text:span text:style-name="T170">Finish installatio</text:span><text:span text:style-name="T171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1" office:value-type="string">
            <text:p text:style-name="P75">Follow the instructions on the screen.</text:p>
          </table:table-cell>
        </table:table-row>
      </table:table>
      <text:p text:style-name="P66"><text:span text:style-name="Strong_20_Emphasis"><text:span text:style-name="T165"/></text:span></text:p>
      <text:list text:continue-numbering="true" text:style-name="L1">
        <text:list-item>
          <text:p text:style-name="P76"><text:span text:style-name="Strong_20_Emphasis"><text:span text:style-name="T172">S</text:span></text:span><text:span text:style-name="Strong_20_Emphasis"><text:span text:style-name="T173">et up user</text:span></text:span></text:p>
        </text:list-item>
      </text:list>
      <text:p text:style-name="P7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8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9"><text:span text:style-name="T174">Log in as</text:span><text:span text:style-name="T165"> </text:span><text:span text:style-name="T166">&lt;user&gt;</text:span><text:span text:style-name="T175"><text:note text:id="ftn5" text:note-class="footnote"><text:note-citation>1</text:note-citation><text:note-body><text:p text:style-name="P80"><text:span text:style-name="T176">Login any additional </text:span><text:span text:style-name="T177">users</text:span><text:span text:style-name="T178"> </text:span><text:span text:style-name="T176">and follow the same steps.</text:span></text:p></text:note-body></text:note></text:span><text:span text:style-name="T165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2" office:value-type="string">
            <text:p text:style-name="P81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4" office:value-type="string">
            <text:p text:style-name="P84"><text:span text:style-name="T73">Choose</text:span><text:span text:style-name="T167"> </text:span><text:span text:style-name="Strong_20_Emphasis"><text:span text:style-name="T168">4</text:span></text:span><text:span text:style-name="T179"> </text:span><text:span text:style-name="T180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5" office:value-type="string">
            <text:p text:style-name="P85">Follow the instructions on the screen.</text:p>
          </table:table-cell>
        </table:table-row>
      </table:table>
      <text:p text:style-name="P86"/>
      <text:p text:style-name="P87"/>
      <text:p text:style-name="P88"><text:span text:style-name="T181">End of checklist,</text:span><text:span text:style-name="T182"> </text:span><text:span text:style-name="T182"><text:user-field-get text:name="Distro">Debian</text:user-field-get></text:span><text:span text:style-name="T87"><text:s/></text:span><text:span text:style-name="T88">Server</text:span><text:span text:style-name="T89"> </text:span><text:span text:style-name="T181">installation is complete.</text:span></text:p>
      <text:p text:style-name="P89"/>
      <text:p text:style-name="P90"><text:span text:style-name="T183">Written</text:span><text:span text:style-name="T184"> </text:span><text:span text:style-name="T183">by</text:span><text:span text:style-name="T184"> </text:span><text:a xlink:type="simple" xlink:href="mailto:info@karelzimmer.nl?subject=Checklist%20installation%20Linux" text:style-name="Internet_20_link" text:visited-style-name="Visited_20_Internet_20_Link"><text:span text:style-name="T185">Karel Zimmer</text:span></text:a><text:span text:style-name="T186">.</text:span></text:p>
      <text:p text:style-name="P91"><text:span text:style-name="T187">License </text:span><text:span text:style-name="T188">C</text:span><text:span text:style-name="T189">C0</text:span><text:span text:style-name="T186"> 1.0 </text:span><text:span text:style-name="T19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0"><text:s/></text:span><text:span text:style-name="T19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0-14T17:50:36.915422184">14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4T17:50:36.833127575</dc:date>
    <meta:keyword>Installatie</meta:keyword>
    <meta:keyword>Checklist</meta:keyword>
    <meta:keyword>Linux</meta:keyword>
    <meta:editing-cycles>7091</meta:editing-cycles>
    <meta:editing-duration>P12DT14H1M12S</meta:editing-duration>
    <meta:print-date>2021-03-23T20:07:57.967210640</meta:print-date>
    <meta:document-statistic meta:table-count="4" meta:image-count="2" meta:object-count="0" meta:page-count="4" meta:paragraph-count="82" meta:word-count="433" meta:character-count="2725" meta:non-whitespace-character-count="2326"/>
    <meta:user-defined meta:name="Info 1"/>
    <meta:user-defined meta:name="Info 2"/>
    <meta:user-defined meta:name="Info 3"/>
    <meta:user-defined meta:name="Info 4"/>
  </office:meta>
</office:document-meta>
</file>